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509/settings.xml" manifest:media-type="text/xml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482/settings.xml" manifest:media-type="text/xml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486/content.xml" manifest:media-type="text/xml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447/content.xml" manifest:media-type="text/xml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496/settings.xml" manifest:media-type="text/xml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485/settings.xml" manifest:media-type="text/xml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549/content.xml" manifest:media-type="text/xml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23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09" manifest:media-type=""/>
  <manifest:file-entry manifest:full-path="ObjectReplacements/Object 27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30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545" manifest:media-type=""/>
  <manifest:file-entry manifest:full-path="ObjectReplacements/Object 35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546" manifest:media-type=""/>
  <manifest:file-entry manifest:full-path="ObjectReplacements/Object 35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87" manifest:media-type="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31" manifest:media-type="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04" manifest:media-type=""/>
  <manifest:file-entry manifest:full-path="ObjectReplacements/Object 321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8" manifest:media-type=""/>
  <manifest:file-entry manifest:full-path="ObjectReplacements/Object 2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33" manifest:media-type=""/>
  <manifest:file-entry manifest:full-path="ObjectReplacements/Object 27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539" manifest:media-type="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541" manifest:media-type="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534" manifest:media-type="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532" manifest:media-type=""/>
  <manifest:file-entry manifest:full-path="ObjectReplacements/Object 278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30" manifest:media-type=""/>
  <manifest:file-entry manifest:full-path="ObjectReplacements/Object 51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03" manifest:media-type=""/>
  <manifest:file-entry manifest:full-path="ObjectReplacements/Object 268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8" manifest:media-type="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36" manifest:media-type=""/>
  <manifest:file-entry manifest:full-path="ObjectReplacements/Object 44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37" manifest:media-type="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"/>
  <manifest:file-entry manifest:full-path="ObjectReplacements/Object 29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29" manifest:media-type="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40" manifest:media-type="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100" manifest:media-type="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400" manifest:media-type="application/x-openoffice-gdimetafile;windows_formatname=&quot;GDIMetaFile&quot;"/>
  <manifest:file-entry manifest:full-path="ObjectReplacements/Object 98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3" manifest:media-type="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8" manifest:media-type=""/>
  <manifest:file-entry manifest:full-path="ObjectReplacements/Object 25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43" manifest:media-type="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42" manifest:media-type=""/>
  <manifest:file-entry manifest:full-path="ObjectReplacements/Object 94" manifest:media-type=""/>
  <manifest:file-entry manifest:full-path="ObjectReplacements/Object 167" manifest:media-type="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29/content.xml" manifest:media-type="text/xml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" manifest:version="1.3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515/settings.xml" manifest:media-type="text/xml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506/settings.xml" manifest:media-type="text/xml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Configurations2/" manifest:media-type="application/vnd.sun.xml.ui.configuration"/>
  <manifest:file-entry manifest:full-path="Object 279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501/settings.xml" manifest:media-type="text/xml"/>
  <manifest:file-entry manifest:full-path="Object 501/content.xml" manifest:media-type="text/xml"/>
  <manifest:file-entry manifest:full-path="Object 501/Configurations2/" manifest:media-type="application/vnd.sun.xml.ui.configuration"/>
  <manifest:file-entry manifest:full-path="Object 501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" manifest:version="1.3" manifest:media-type="application/vnd.oasis.opendocument.formula"/>
  <manifest:file-entry manifest:full-path="Object 511/settings.xml" manifest:media-type="text/xml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" manifest:version="1.3" manifest:media-type="application/vnd.oasis.opendocument.formula"/>
  <manifest:file-entry manifest:full-path="Object 500/settings.xml" manifest:media-type="text/xml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10/settings.xml" manifest:media-type="text/xml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539/settings.xml" manifest:media-type="text/xml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" manifest:version="1.3" manifest:media-type="application/vnd.oasis.opendocument.formula"/>
  <manifest:file-entry manifest:full-path="Thumbnails/thumbnail.png" manifest:media-type="image/png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settings.xml" manifest:media-type="text/xml"/>
  <manifest:file-entry manifest:full-path="Object 541/content.xml" manifest:media-type="text/xml"/>
  <manifest:file-entry manifest:full-path="Object 541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meta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content.xml" manifest:media-type="text/xml"/>
  <manifest:file-entry manifest:full-path="Object 278/settings.xml" manifest:media-type="text/xml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99/content.xml" manifest:media-type="text/xml"/>
  <manifest:file-entry manifest:full-path="Object 499/settings.xml" manifest:media-type="text/xml"/>
  <manifest:file-entry manifest:full-path="Object 499/Configurations2/" manifest:media-type="application/vnd.sun.xml.ui.configuration"/>
  <manifest:file-entry manifest:full-path="Object 499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" manifest:version="1.3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tent.xml" manifest:media-type="text/xml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497/settings.xml" manifest:media-type="text/xml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414/settings.xml" manifest:media-type="text/xml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1" style:family="graphic" style:parent-style-name="objectwithoutfill">
      <style:graphic-properties draw:marker-end="Arrowheads_20_6" draw:marker-end-width="0.3cm" draw:fill="none" draw:textarea-vertical-align="middle"/>
    </style:style>
    <style:style style:name="gr62" style:family="graphic" style:parent-style-name="objectwithoutfill">
      <style:graphic-properties draw:stroke="dash" draw:stroke-dash="Dot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7" style:family="graphic" style:parent-style-name="objectwithoutfill">
      <style:graphic-properties draw:marker-end="Arrowheads_20_7" draw:marker-end-width="0.3cm" draw:fill="none" draw:textarea-vertical-align="middle"/>
    </style:style>
    <style:style style:name="gr68" style:family="graphic" style:parent-style-name="objectwithoutfill">
      <style:graphic-properties draw:marker-end="Arrowheads_20_9" draw:marker-end-width="0.3cm" draw:fill="none" draw:textarea-vertical-align="middle"/>
    </style:style>
    <style:style style:name="gr69" style:family="graphic" style:parent-style-name="objectwithoutfill">
      <style:graphic-properties draw:marker-end="Arrowheads_20_10" draw:marker-end-width="0.3cm" draw:fill="none" draw:textarea-vertical-align="middle"/>
    </style:style>
    <style:style style:name="gr70" style:family="graphic" style:parent-style-name="objectwithoutfill">
      <style:graphic-properties draw:marker-end="Arrowheads_20_11" draw:marker-end-width="0.3cm" draw:fill="none" draw:textarea-vertical-align="middle"/>
    </style:style>
    <style:style style:name="gr71" style:family="graphic" style:parent-style-name="objectwithoutfill">
      <style:graphic-properties draw:marker-end="Arrowheads_20_12" draw:marker-end-width="0.3cm" draw:fill="none" draw:textarea-vertical-align="middle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3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5" style:family="graphic" style:parent-style-name="objectwithoutfill">
      <style:graphic-properties draw:marker-end="Arrowheads_20_13" draw:marker-end-width="0.3cm" draw:fill="none" draw:textarea-vertical-align="middle"/>
    </style:style>
    <style:style style:name="gr76" style:family="graphic" style:parent-style-name="objectwithoutfill">
      <style:graphic-properties draw:marker-end="Arrowheads_20_14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78" style:family="graphic" style:parent-style-name="standard">
      <style:graphic-properties draw:stroke="none" draw:fill="none" fo:min-height="0.32cm"/>
      <style:paragraph-properties style:writing-mode="lr-tb"/>
    </style:style>
    <style:style style:name="gr79" style:family="graphic" style:parent-style-name="objectwithoutfill">
      <style:graphic-properties draw:marker-end="Arrowheads_20_15" draw:marker-end-width="0.3cm" draw:fill="none" draw:textarea-vertical-align="middle"/>
    </style:style>
    <style:style style:name="gr80" style:family="graphic" style:parent-style-name="objectwithoutfill">
      <style:graphic-properties draw:marker-end="Arrowheads_20_17" draw:marker-end-width="0.3cm" draw:fill="none" draw:textarea-vertical-align="middle"/>
    </style:style>
    <style:style style:name="gr81" style:family="graphic" style:parent-style-name="objectwithoutfill">
      <style:graphic-properties draw:marker-end="Arrowheads_20_18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3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4" style:family="graphic" style:parent-style-name="objectwithoutfill">
      <style:graphic-properties draw:marker-end="Arrowheads_20_21" draw:marker-end-width="0.3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7" style:family="graphic" style:parent-style-name="objectwithoutfill">
      <style:graphic-properties draw:marker-end="Arrowheads_20_19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0" style:family="graphic" style:parent-style-name="objectwithoutfill">
      <style:graphic-properties draw:marker-end="Arrowheads_20_20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2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3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09" style:family="graphic" style:parent-style-name="objectwithoutfill">
      <style:graphic-properties draw:stroke="dash" draw:fill="none" draw:textarea-vertical-align="middle"/>
    </style:style>
    <style:style style:name="gr110" style:family="graphic" style:parent-style-name="objectwithoutfill">
      <style:graphic-properties svg:stroke-color="#000000"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3" style:family="graphic" style:parent-style-name="objectwithoutfill">
      <style:graphic-properties draw:marker-end="Arrowheads_20_1" draw:marker-end-width="0.3cm" draw:fill="none" draw:textarea-vertical-align="middle"/>
    </style:style>
    <style:style style:name="gr114" style:family="graphic" style:parent-style-name="objectwithoutfill">
      <style:graphic-properties draw:marker-end="Arrowheads_20_2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7" style:family="graphic" style:parent-style-name="objectwithoutfill">
      <style:graphic-properties draw:stroke="dash" draw:stroke-dash="Long_20_Dot" draw:fill="none" draw:textarea-vertical-align="middle"/>
    </style:style>
    <style:style style:name="gr118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2" style:family="graphic" style:parent-style-name="objectwithoutfill">
      <style:graphic-properties draw:marker-end="Arrowheads_20_22" draw:marker-end-width="0.3cm" draw:fill="none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28" style:family="graphic" style:parent-style-name="objectwithoutfill">
      <style:graphic-properties draw:marker-end="Arrowheads_20_23" draw:marker-end-width="0.3cm" draw:fill="none" draw:textarea-vertical-align="middle"/>
    </style:style>
    <style:style style:name="gr1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1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6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1" style:family="graphic" style:parent-style-name="objectwithoutfill">
      <style:graphic-properties draw:marker-end="Arrowheads_20_24" draw:marker-end-width="0.3cm" draw:fill="none" draw:textarea-vertical-align="middle"/>
    </style:style>
    <style:style style:name="gr142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2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75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81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2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3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5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64cm"/>
      <style:paragraph-properties style:writing-mode="lr-tb"/>
    </style:style>
    <style:style style:name="gr15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03cm"/>
      <style:paragraph-properties style:writing-mode="lr-tb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2.005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0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1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79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01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7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8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9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0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2" draw:text-style-name="P3" draw:layer="layout" svg:x1="14.5cm" svg:y1="17.7cm" svg:x2="16cm" svg:y2="17.75cm">
          <text:p/>
        </draw:line>
        <draw:line draw:style-name="gr62" draw:text-style-name="P3" draw:layer="layout" svg:x1="16cm" svg:y1="17.65cm" svg:x2="16cm" svg:y2="19.75cm">
          <text:p/>
        </draw:line>
        <draw:line draw:style-name="gr62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3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32" draw:text-style-name="P17" draw:layer="layout" svg:width="7.249cm" svg:height="1.109cm" svg:x="0.755cm" svg:y="0.257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4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5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5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5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5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5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5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5cm" svg:y1="7.251cm" svg:x2="18cm" svg:y2="4.501cm">
          <text:p/>
        </draw:line>
        <draw:frame draw:style-name="gr66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7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68" draw:text-style-name="P3" draw:layer="layout" svg:x1="15.5cm" svg:y1="6.25cm" svg:x2="15.45cm" svg:y2="5.55cm">
          <text:p/>
        </draw:line>
        <draw:line draw:style-name="gr69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7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6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0" draw:text-style-name="P3" draw:layer="layout" svg:x1="6.75cm" svg:y1="17.75cm" svg:x2="6cm" svg:y2="16.75cm">
          <text:p/>
        </draw:line>
        <draw:line draw:style-name="gr71" draw:text-style-name="P3" draw:layer="layout" svg:x1="5.25cm" svg:y1="17.5cm" svg:x2="5.05cm" svg:y2="18.1cm">
          <text:p/>
        </draw:line>
        <draw:frame draw:style-name="gr66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2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5" draw:text-style-name="P3" draw:layer="layout" svg:x1="7.5cm" svg:y1="22.75cm" svg:x2="6cm" svg:y2="23.75cm">
          <text:p/>
        </draw:line>
        <draw:frame draw:style-name="gr66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6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6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7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6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78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3.251cm" svg:y1="6.501cm" svg:x2="3.251cm" svg:y2="8.151cm">
          <text:p/>
        </draw:line>
        <draw:line draw:style-name="gr62" draw:text-style-name="P3" draw:layer="layout" svg:x1="1.5cm" svg:y1="6.35cm" svg:x2="3.5cm" svg:y2="6.35cm">
          <text:p/>
        </draw:line>
        <draw:line draw:style-name="gr62" draw:text-style-name="P3" draw:layer="layout" svg:x1="1.55cm" svg:y1="6.6cm" svg:x2="2.3cm" svg:y2="6.6cm">
          <text:p/>
        </draw:line>
        <draw:line draw:style-name="gr62" draw:text-style-name="P3" draw:layer="layout" svg:x1="7.9cm" svg:y1="7.25cm" svg:x2="9.6cm" svg:y2="7.25cm">
          <text:p/>
        </draw:line>
        <draw:line draw:style-name="gr62" draw:text-style-name="P3" draw:layer="layout" svg:x1="7.9cm" svg:y1="6.35cm" svg:x2="9.6cm" svg:y2="6.35cm">
          <text:p/>
        </draw:line>
        <draw:line draw:style-name="gr79" draw:text-style-name="P3" draw:layer="layout" svg:x1="9.65cm" svg:y1="6.55cm" svg:x2="9.65cm" svg:y2="7.05cm">
          <text:p/>
        </draw:line>
        <draw:line draw:style-name="gr62" draw:text-style-name="P3" draw:layer="layout" svg:x1="9.651cm" svg:y1="6.501cm" svg:x2="9.651cm" svg:y2="8.151cm">
          <text:p/>
        </draw:line>
        <draw:line draw:style-name="gr62" draw:text-style-name="P3" draw:layer="layout" svg:x1="14.5cm" svg:y1="5.75cm" svg:x2="16.5cm" svg:y2="5.75cm">
          <text:p/>
        </draw:line>
        <draw:line draw:style-name="gr62" draw:text-style-name="P3" draw:layer="layout" svg:x1="14.6cm" svg:y1="6.15cm" svg:x2="16.3cm" svg:y2="6.15cm">
          <text:p/>
        </draw:line>
        <draw:line draw:style-name="gr62" draw:text-style-name="P3" draw:layer="layout" svg:x1="16.451cm" svg:y1="5.701cm" svg:x2="16.5cm" svg:y2="8.25cm">
          <text:p/>
        </draw:line>
        <draw:line draw:style-name="gr62" draw:text-style-name="P3" draw:layer="layout" svg:x1="16.149cm" svg:y1="6.301cm" svg:x2="16.152cm" svg:y2="7.951cm">
          <text:p/>
        </draw:line>
        <draw:line draw:style-name="gr62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32" draw:text-style-name="P17" draw:layer="layout" svg:width="7.249cm" svg:height="1.109cm" svg:x="0.756cm" svg:y="0.258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0" draw:text-style-name="P3" draw:layer="layout" svg:x1="2.5cm" svg:y1="9.95cm" svg:x2="2.5cm" svg:y2="7.2cm">
          <text:p/>
        </draw:line>
        <draw:line draw:style-name="gr81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0" draw:text-style-name="P3" draw:layer="layout" svg:x1="2.5cm" svg:y1="13.85cm" svg:x2="2.5cm" svg:y2="11.1cm">
          <text:p/>
        </draw:line>
        <draw:line draw:style-name="gr81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0" draw:text-style-name="P3" draw:layer="layout" svg:x1="12.5cm" svg:y1="26.35cm" svg:x2="12.5cm" svg:y2="23.6cm">
          <text:p/>
        </draw:line>
        <draw:line draw:style-name="gr81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0" draw:text-style-name="P3" draw:layer="layout" svg:x1="7.501cm" svg:y1="9.95cm" svg:x2="7.501cm" svg:y2="7.2cm">
          <text:p/>
        </draw:line>
        <draw:line draw:style-name="gr81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0" draw:text-style-name="P3" draw:layer="layout" svg:x1="7.501cm" svg:y1="13.85cm" svg:x2="7.501cm" svg:y2="11.1cm">
          <text:p/>
        </draw:line>
        <draw:line draw:style-name="gr81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0" draw:text-style-name="P3" draw:layer="layout" svg:x1="17.101cm" svg:y1="26.35cm" svg:x2="17.101cm" svg:y2="23.6cm">
          <text:p/>
        </draw:line>
        <draw:line draw:style-name="gr81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0" draw:text-style-name="P3" draw:layer="layout" svg:x1="14.502cm" svg:y1="9.95cm" svg:x2="14.502cm" svg:y2="7.2cm">
          <text:p/>
        </draw:line>
        <draw:line draw:style-name="gr81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0" draw:text-style-name="P3" draw:layer="layout" svg:x1="14.502cm" svg:y1="13.85cm" svg:x2="14.502cm" svg:y2="11.1cm">
          <text:p/>
        </draw:line>
        <draw:line draw:style-name="gr81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0" draw:text-style-name="P3" draw:layer="layout" svg:x1="14.502cm" svg:y1="21.85cm" svg:x2="14.502cm" svg:y2="19.1cm">
          <text:p/>
        </draw:line>
        <draw:line draw:style-name="gr81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0" draw:text-style-name="P3" draw:layer="layout" svg:x1="2.502cm" svg:y1="21.85cm" svg:x2="2.502cm" svg:y2="19.1cm">
          <text:p/>
        </draw:line>
        <draw:line draw:style-name="gr81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0" draw:text-style-name="P3" draw:layer="layout" svg:x1="2.502cm" svg:y1="17.75cm" svg:x2="2.502cm" svg:y2="15cm">
          <text:p/>
        </draw:line>
        <draw:line draw:style-name="gr81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0" draw:text-style-name="P3" draw:layer="layout" svg:x1="9.502cm" svg:y1="21.85cm" svg:x2="9.502cm" svg:y2="19.1cm">
          <text:p/>
        </draw:line>
        <draw:line draw:style-name="gr81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0" draw:text-style-name="P3" draw:layer="layout" svg:x1="12.803cm" svg:y1="17.85cm" svg:x2="12.803cm" svg:y2="15.1cm">
          <text:p/>
        </draw:line>
        <draw:line draw:style-name="gr81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2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0" draw:text-style-name="P3" draw:layer="layout" svg:x1="17.502cm" svg:y1="4.95cm" svg:x2="17.502cm" svg:y2="2.2cm">
          <text:p/>
        </draw:line>
        <draw:line draw:style-name="gr81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3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4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4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5cm" svg:y1="16.45cm" svg:x2="3.75cm" svg:y2="16.45cm">
          <text:p/>
        </draw:line>
        <draw:line draw:style-name="gr62" draw:text-style-name="P3" draw:layer="layout" svg:x1="3.65cm" svg:y1="17.7cm" svg:x2="3.65cm" svg:y2="16.4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3.382cm" svg:y1="17.801cm" svg:x2="13.369cm" svg:y2="16cm">
          <text:p/>
        </draw:line>
        <draw:line draw:style-name="gr62" draw:text-style-name="P3" draw:layer="layout" svg:x1="2.5cm" svg:y1="9.037cm" svg:x2="4.001cm" svg:y2="9.013cm">
          <text:p/>
        </draw:line>
        <draw:line draw:style-name="gr62" draw:text-style-name="P3" draw:layer="layout" svg:x1="2.6cm" svg:y1="12.038cm" svg:x2="4.001cm" svg:y2="12.012cm">
          <text:p/>
        </draw:line>
        <draw:line draw:style-name="gr62" draw:text-style-name="P3" draw:layer="layout" svg:x1="2.5cm" svg:y1="12.85cm" svg:x2="3.25cm" svg:y2="12.85cm">
          <text:p/>
        </draw:line>
        <draw:line draw:style-name="gr62" draw:text-style-name="P3" draw:layer="layout" svg:x1="7.6cm" svg:y1="12.15cm" svg:x2="8.85cm" svg:y2="12.15cm">
          <text:p/>
        </draw:line>
        <draw:line draw:style-name="gr62" draw:text-style-name="P3" draw:layer="layout" svg:x1="7.5cm" svg:y1="12.85cm" svg:x2="8.25cm" svg:y2="12.85cm">
          <text:p/>
        </draw:lin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3.25cm" svg:y1="21.8cm" svg:x2="3.25cm" svg:y2="20.55cm">
          <text:p/>
        </draw:line>
        <draw:line draw:style-name="gr62" draw:text-style-name="P3" draw:layer="layout" svg:x1="2.497cm" svg:y1="21.097cm" svg:x2="3.254cm" svg:y2="21.105cm">
          <text:p/>
        </draw:line>
        <draw:line draw:style-name="gr62" draw:text-style-name="P3" draw:layer="layout" svg:x1="9.5cm" svg:y1="20.034cm" svg:x2="11.251cm" svg:y2="20.01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5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0" draw:text-style-name="P3" draw:layer="layout" svg:x1="17.403cm" svg:y1="17.85cm" svg:x2="17.403cm" svg:y2="15.1cm">
          <text:p/>
        </draw:line>
        <draw:line draw:style-name="gr81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17.4cm" svg:y1="16.55cm" svg:x2="18.65cm" svg:y2="16.55cm">
          <text:p/>
        </draw:line>
        <draw:line draw:style-name="gr62" draw:text-style-name="P3" draw:layer="layout" svg:x1="18.55cm" svg:y1="17.8cm" svg:x2="18.55cm" svg:y2="16.55cm">
          <text:p/>
        </draw:line>
        <draw:line draw:style-name="gr62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6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7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88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89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2" draw:text-style-name="P3" draw:layer="layout" svg:x1="12.75cm" svg:y1="16cm" svg:x2="14.45cm" svg:y2="16cm">
          <text:p/>
        </draw:line>
        <draw:line draw:style-name="gr62" draw:text-style-name="P3" draw:layer="layout" svg:x1="17.4cm" svg:y1="17.2cm" svg:x2="19.15cm" svg:y2="17.2cm">
          <text:p/>
        </draw:line>
        <draw:frame draw:style-name="gr90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1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2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2" draw:text-style-name="P3" draw:layer="layout" svg:x1="2.5cm" svg:y1="20cm" svg:x2="3.25cm" svg:y2="20cm">
          <text:p/>
        </draw:line>
        <draw:custom-shape draw:style-name="gr93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4" draw:text-style-name="P3" draw:layer="layout" svg:x1="4.5cm" svg:y1="19.5cm" svg:x2="3.5cm" svg:y2="20.25cm">
          <text:p/>
        </draw:line>
        <draw:frame draw:style-name="gr95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2" draw:text-style-name="P3" draw:layer="layout" svg:x1="14.466cm" svg:y1="17.801cm" svg:x2="14.485cm" svg:y2="16cm">
          <text:p/>
        </draw:line>
        <draw:line draw:style-name="gr62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0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2" draw:text-style-name="P3" draw:layer="layout" svg:x1="1.8cm" svg:y1="25.35cm" svg:x2="3.05cm" svg:y2="25.4cm">
          <text:p/>
        </draw:line>
        <draw:custom-shape draw:style-name="gr96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3.4cm" svg:y1="24.05cm" svg:x2="2.45cm" svg:y2="24.75cm">
          <text:p/>
        </draw:line>
        <draw:frame draw:style-name="gr98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0" draw:text-style-name="P3" draw:layer="layout" svg:x1="6.403cm" svg:y1="26.35cm" svg:x2="6.403cm" svg:y2="23.6cm">
          <text:p/>
        </draw:line>
        <draw:line draw:style-name="gr81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99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7.7cm" svg:y1="23.75cm" svg:x2="7.201cm" svg:y2="24.65cm">
          <text:p/>
        </draw:line>
        <draw:frame draw:style-name="gr101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2.601cm" svg:y1="8.317cm" svg:x2="3.101cm" svg:y2="8.309cm">
          <text:p/>
        </draw:line>
        <draw:line draw:style-name="gr62" draw:text-style-name="P3" draw:layer="layout" svg:x1="7.5cm" svg:y1="8.277cm" svg:x2="8.5cm" svg:y2="8.267cm">
          <text:p/>
        </draw:line>
        <draw:line draw:style-name="gr62" draw:text-style-name="P3" draw:layer="layout" svg:x1="14.499cm" svg:y1="8.266cm" svg:x2="15cm" svg:y2="8.263cm">
          <text:p/>
        </draw:line>
        <draw:line draw:style-name="gr62" draw:text-style-name="P3" draw:layer="layout" svg:x1="14.5cm" svg:y1="9.028cm" svg:x2="15.751cm" svg:y2="9.022cm">
          <text:p/>
        </draw:line>
        <draw:line draw:style-name="gr62" draw:text-style-name="P3" draw:layer="layout" svg:x1="14.6cm" svg:y1="12.15cm" svg:x2="15.85cm" svg:y2="12.15cm">
          <text:p/>
        </draw:line>
        <draw:line draw:style-name="gr62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2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2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3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7" draw:text-style-name="P3" draw:layer="layout" svg:x1="4.2cm" svg:y1="24.75cm" svg:x2="3.45cm" svg:y2="26cm">
          <text:p/>
        </draw:line>
        <draw:frame draw:style-name="gr104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97" draw:text-style-name="P3" draw:layer="layout" svg:x1="4.15cm" svg:y1="24.55cm" svg:x2="2.65cm" svg:y2="25.05cm">
          <text:p/>
        </draw:line>
        <draw:custom-shape draw:style-name="gr105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1" draw:text-style-name="P3" draw:layer="layout" svg:x1="1.903cm" svg:y1="26.35cm" svg:x2="4.403cm" svg:y2="26.35cm">
          <text:p/>
        </draw:line>
        <draw:line draw:style-name="gr100" draw:text-style-name="P3" draw:layer="layout" svg:x1="9.75cm" svg:y1="24.55cm" svg:x2="7.504cm" svg:y2="24.842cm">
          <text:p/>
        </draw:line>
        <draw:line draw:style-name="gr100" draw:text-style-name="P3" draw:layer="layout" svg:x1="9.7cm" svg:y1="24.75cm" svg:x2="7.7cm" svg:y2="25.5cm">
          <text:p/>
        </draw:line>
        <draw:frame draw:style-name="gr101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1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89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7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07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07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2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08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08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2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09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2" draw:text-style-name="P3" draw:layer="layout" svg:x1="14.5cm" svg:y1="21.034cm" svg:x2="16.251cm" svg:y2="21.015cm">
          <text:p/>
        </draw:line>
        <draw:line draw:style-name="gr62" draw:text-style-name="P3" draw:layer="layout" svg:x1="11.197cm" svg:y1="21.802cm" svg:x2="11.203cm" svg:y2="19.999cm">
          <text:p/>
        </draw:line>
        <draw:line draw:style-name="gr62" draw:text-style-name="P3" draw:layer="layout" svg:x1="15.197cm" svg:y1="21.999cm" svg:x2="15.206cm" svg:y2="20.999cm">
          <text:p/>
        </draw:line>
        <draw:line draw:style-name="gr62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0" draw:text-style-name="P3" draw:layer="layout" svg:x1="2.55cm" svg:y1="20cm" svg:x2="2.55cm" svg:y2="21cm">
          <text:p/>
        </draw:line>
        <draw:frame draw:style-name="gr95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4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0" draw:text-style-name="P3" draw:layer="layout" svg:x1="17.503cm" svg:y1="4.95cm" svg:x2="17.503cm" svg:y2="2.2cm">
          <text:p/>
        </draw:line>
        <draw:line draw:style-name="gr81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3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5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6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3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3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1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0" draw:text-style-name="P3" draw:layer="layout" svg:x1="2.301cm" svg:y1="10.05cm" svg:x2="2.301cm" svg:y2="7.3cm">
          <text:p/>
        </draw:line>
        <draw:line draw:style-name="gr81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0" draw:text-style-name="P3" draw:layer="layout" svg:x1="2.301cm" svg:y1="13.95cm" svg:x2="2.301cm" svg:y2="11.2cm">
          <text:p/>
        </draw:line>
        <draw:line draw:style-name="gr81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0" draw:text-style-name="P3" draw:layer="layout" svg:x1="7.302cm" svg:y1="10.05cm" svg:x2="7.302cm" svg:y2="7.3cm">
          <text:p/>
        </draw:line>
        <draw:line draw:style-name="gr81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0" draw:text-style-name="P3" draw:layer="layout" svg:x1="14.303cm" svg:y1="10.05cm" svg:x2="14.303cm" svg:y2="7.3cm">
          <text:p/>
        </draw:line>
        <draw:line draw:style-name="gr81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0" draw:text-style-name="P3" draw:layer="layout" svg:x1="14.303cm" svg:y1="13.95cm" svg:x2="14.303cm" svg:y2="11.2cm">
          <text:p/>
        </draw:line>
        <draw:line draw:style-name="gr81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4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2" draw:text-style-name="P3" draw:layer="layout" svg:x1="2.301cm" svg:y1="8.85cm" svg:x2="3.551cm" svg:y2="8.85cm">
          <text:p/>
        </draw:line>
        <draw:line draw:style-name="gr62" draw:text-style-name="P3" draw:layer="layout" svg:x1="2.301cm" svg:y1="9.55cm" svg:x2="4.051cm" svg:y2="9.55cm">
          <text:p/>
        </draw:line>
        <draw:line draw:style-name="gr62" draw:text-style-name="P3" draw:layer="layout" svg:x1="2.401cm" svg:y1="12.25cm" svg:x2="3.651cm" svg:y2="12.25cm">
          <text:p/>
        </draw:line>
        <draw:line draw:style-name="gr62" draw:text-style-name="P3" draw:layer="layout" svg:x1="2.301cm" svg:y1="12.95cm" svg:x2="3.051cm" svg:y2="12.95cm">
          <text:p/>
        </draw:line>
        <draw:line draw:style-name="gr62" draw:text-style-name="P3" draw:layer="layout" svg:x1="7.301cm" svg:y1="8.75cm" svg:x2="8.551cm" svg:y2="8.75cm">
          <text:p/>
        </draw:line>
        <draw:line draw:style-name="gr62" draw:text-style-name="P3" draw:layer="layout" svg:x1="7.301cm" svg:y1="9.15cm" svg:x2="9.051cm" svg:y2="9.15cm">
          <text:p/>
        </draw:line>
        <draw:line draw:style-name="gr62" draw:text-style-name="P3" draw:layer="layout" svg:x1="14.401cm" svg:y1="8.75cm" svg:x2="15.651cm" svg:y2="8.75cm">
          <text:p/>
        </draw:line>
        <draw:line draw:style-name="gr62" draw:text-style-name="P3" draw:layer="layout" svg:x1="14.401cm" svg:y1="9.45cm" svg:x2="16.151cm" svg:y2="9.45cm">
          <text:p/>
        </draw:line>
        <draw:line draw:style-name="gr62" draw:text-style-name="P3" draw:layer="layout" svg:x1="14.298cm" svg:y1="12.075cm" svg:x2="16.004cm" svg:y2="12.075cm">
          <text:p/>
        </draw:line>
        <draw:line draw:style-name="gr62" draw:text-style-name="P3" draw:layer="layout" svg:x1="14.249cm" svg:y1="13.021cm" svg:x2="15.057cm" svg:y2="13.029cm">
          <text:p/>
        </draw:line>
        <draw:frame draw:style-name="gr112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97" draw:text-style-name="P3" draw:layer="layout" svg:x1="16.201cm" svg:y1="7.75cm" svg:x2="15.451cm" svg:y2="8.5cm">
          <text:p/>
        </draw:line>
        <draw:frame draw:style-name="gr104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0" draw:text-style-name="P3" draw:layer="layout" svg:x1="16.551cm" svg:y1="13.1cm" svg:x2="15.801cm" svg:y2="12.45cm">
          <text:p/>
        </draw:line>
        <draw:frame draw:style-name="gr101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3" draw:text-style-name="P3" draw:layer="layout" svg:x1="3.039cm" svg:y1="23.558cm" svg:x2="9.296cm" svg:y2="23.558cm">
          <text:p/>
        </draw:line>
        <draw:line draw:style-name="gr114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5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6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17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18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12.039cm" svg:y1="23.759cm" svg:x2="18.296cm" svg:y2="23.759cm">
          <text:p/>
        </draw:line>
        <draw:line draw:style-name="gr114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6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19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4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0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19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19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8" draw:text-style-name="P3" draw:layer="layout" svg:x1="13.493cm" svg:y1="23.757cm" svg:x2="13.493cm" svg:y2="20.684cm">
          <text:p/>
        </draw:line>
        <draw:line draw:style-name="gr117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5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5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5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1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5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2" draw:text-style-name="P3" draw:layer="layout" svg:x1="17cm" svg:y1="15.5cm" svg:x2="15.05cm" svg:y2="15.95cm">
          <text:p/>
        </draw:line>
        <draw:line draw:style-name="gr122" draw:text-style-name="P3" draw:layer="layout" svg:x1="17.5cm" svg:y1="17cm" svg:x2="15.05cm" svg:y2="16.489cm">
          <text:p/>
        </draw:line>
        <draw:line draw:style-name="gr122" draw:text-style-name="P3" draw:layer="layout" svg:x1="11cm" svg:y1="17.25cm" svg:x2="12.25cm" svg:y2="17.047cm">
          <text:p/>
        </draw:line>
        <draw:frame draw:style-name="gr123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4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4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4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17" draw:text-style-name="P3" draw:layer="layout" svg:x1="12.039cm" svg:y1="21.536cm" svg:x2="13.603cm" svg:y2="21.536cm">
          <text:p/>
        </draw:line>
        <draw:frame draw:style-name="gr125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6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27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28" draw:text-style-name="P3" draw:layer="layout" svg:x1="15.75cm" svg:y1="21.45cm" svg:x2="13.75cm" svg:y2="21cm">
          <text:p/>
        </draw:line>
        <draw:custom-shape draw:style-name="gr93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7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29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30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1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32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30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1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frame draw:style-name="gr132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29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3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09" draw:text-style-name="P3" draw:layer="layout" svg:x1="1.001cm" svg:y1="16.995cm" svg:x2="20.591cm" svg:y2="16.995cm">
          <text:p/>
        </draw:line>
        <draw:line draw:style-name="gr113" draw:text-style-name="P3" draw:layer="layout" svg:x1="12.768cm" svg:y1="23.848cm" svg:x2="19.025cm" svg:y2="23.848cm">
          <text:p/>
        </draw:line>
        <draw:line draw:style-name="gr114" draw:text-style-name="P3" draw:layer="layout" svg:x1="12.767cm" svg:y1="23.849cm" svg:x2="12.767cm" svg:y2="19.099cm">
          <text:p/>
        </draw:line>
        <draw:frame draw:style-name="gr134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5" draw:text-style-name="P20" draw:layer="layout" svg:width="0.729cm" svg:height="1.726cm" svg:x="11.897cm" svg:y="19.659cm">
          <draw:text-box>
            <text:p/>
          </draw:text-box>
        </draw:frame>
        <draw:line draw:style-name="gr117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6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37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38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6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39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0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3" draw:text-style-name="P3" draw:layer="layout" svg:x1="4.49cm" svg:y1="23.85cm" svg:x2="10.747cm" svg:y2="23.85cm">
          <text:p/>
        </draw:line>
        <draw:line draw:style-name="gr114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4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5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17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18" draw:text-style-name="P3" draw:layer="layout" svg:x1="6.089cm" svg:y1="23.849cm" svg:x2="6.089cm" svg:y2="20.777cm">
          <text:p/>
        </draw:line>
        <draw:custom-shape draw:style-name="gr136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frame draw:style-name="gr14" draw:text-style-name="P9" draw:layer="layout" svg:width="0.956cm" svg:height="0.529cm" svg:x="5.734cm" svg:y="24.05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37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38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6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41" draw:text-style-name="P33" draw:layer="layout" svg:x1="14.8cm" svg:y1="8.8cm" svg:x2="8.197cm" svg:y2="14.812cm">
          <text:p/>
        </draw:line>
        <draw:line draw:style-name="gr141" draw:text-style-name="P33" draw:layer="layout" svg:x1="18.717cm" svg:y1="11.177cm" svg:x2="15.159cm" svg:y2="14.812cm">
          <text:p/>
        </draw:line>
        <draw:line draw:style-name="gr142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18" draw:text-style-name="P3" draw:layer="layout" svg:x1="13.669cm" svg:y1="23.857cm" svg:x2="13.694cm" svg:y2="21.715cm">
          <text:p/>
        </draw:line>
        <draw:frame draw:style-name="gr14" draw:text-style-name="P9" draw:layer="layout" svg:width="0.956cm" svg:height="0.529cm" svg:x="13.266cm" svg:y="24.056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43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3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144" draw:text-style-name="P17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39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39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39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5" draw:text-style-name="P20" draw:layer="layout" svg:width="1.721cm" svg:height="0.727cm" svg:x="18cm" svg:y="10.5cm">
          <draw:text-box>
            <text:p>Fullkommen </text:p>
            <text:p>konkurranse</text:p>
          </draw:text-box>
        </draw:frame>
        <draw:frame draw:style-name="gr139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1" draw:text-style-name="P33" draw:layer="layout" svg:x1="15.401cm" svg:y1="8.9cm" svg:x2="8.798cm" svg:y2="14.912cm">
          <text:p/>
        </draw:line>
        <draw:frame draw:style-name="gr146" draw:text-style-name="P20" draw:layer="layout" svg:width="1.319cm" svg:height="0.489cm" svg:x="13.701cm" svg:y="7.601cm">
          <draw:text-box>
            <text:p>Monopol</text:p>
          </draw:text-box>
        </draw:frame>
        <draw:frame draw:style-name="gr147" draw:text-style-name="P20" draw:layer="layout" svg:width="1.175cm" svg:height="0.489cm" svg:x="14.301cm" svg:y="8.301cm">
          <draw:text-box>
            <text:p>Duopol</text:p>
          </draw:text-box>
        </draw:frame>
        <draw:frame draw:style-name="gr148" draw:text-style-name="P20" draw:layer="layout" svg:width="1.281cm" svg:height="0.489cm" svg:x="15.002cm" svg:y="8.602cm">
          <draw:text-box>
            <text:p>Oligopol</text:p>
          </draw:text-box>
        </draw:frame>
        <draw:custom-shape draw:style-name="gr136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6.95cm" svg:y1="14.15cm" svg:x2="14.25cm" svg:y2="14.25cm">
          <text:p/>
        </draw:line>
        <draw:line draw:style-name="gr109" draw:text-style-name="P3" draw:layer="layout" svg:x1="10.5cm" svg:y1="14.25cm" svg:x2="10.5cm" svg:y2="11cm">
          <text:p/>
        </draw:line>
        <draw:frame draw:style-name="gr149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49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1" draw:text-style-name="P33" draw:layer="layout" svg:x1="5.25cm" svg:y1="14cm" svg:x2="8.75cm" svg:y2="12cm">
          <text:p/>
        </draw:line>
        <draw:line draw:style-name="gr141" draw:text-style-name="P33" draw:layer="layout" svg:x1="13.65cm" svg:y1="12.3cm" svg:x2="11.75cm" svg:y2="13.5cm">
          <text:p/>
        </draw:line>
        <draw:custom-shape draw:style-name="gr150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8cm" svg:height="0.45cm" svg:x="13.9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1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1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1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1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2" draw:text-style-name="P9" draw:layer="layout" svg:width="0.75cm" svg:height="0.501cm" svg:x="3.209cm" svg:y="12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56cm" svg:y="13.2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1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09" draw:text-style-name="P3" draw:layer="layout" svg:x1="2.708cm" svg:y1="13.14cm" svg:x2="8.207cm" svg:y2="13.14cm">
          <text:p/>
        </draw:line>
        <draw:custom-shape draw:style-name="gr152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3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0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4" draw:text-style-name="P43" draw:layer="layout" svg:width="14.58cm" svg:height="1.057cm" svg:x="1.968cm" svg:y="1.3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5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6" draw:text-style-name="P43" draw:layer="layout" svg:width="3.564cm" svg:height="0.711cm" svg:x="2.524cm" svg:y="5.943cm">
          <draw:text-box>
            <text:p><text:span text:style-name="T34">Individuelle sortering</text:span></text:p>
          </draw:text-box>
        </draw:frame>
        <draw:frame draw:style-name="gr157" draw:text-style-name="P43" draw:layer="layout" svg:width="2.53cm" svg:height="0.711cm" svg:x="2.524cm" svg:y="11.761cm">
          <draw:text-box>
            <text:p><text:span text:style-name="T34">Selvsortering</text:span></text:p>
          </draw:text-box>
        </draw:frame>
        <draw:frame draw:style-name="gr143" draw:text-style-name="P43" draw:layer="layout" svg:width="4.497cm" svg:height="1.057cm" svg:x="1.653cm" svg:y="20.632cm">
          <draw:text-box>
            <text:p><text:span text:style-name="T34">Segment 1:</text:span></text:p>
            <text:p><text:span text:style-name="T34">Prisfølsomme etterspørrere</text:span></text:p>
          </draw:text-box>
        </draw:frame>
        <draw:frame draw:style-name="gr158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ufølsomme etterspørrere</text:span></text:p>
          </draw:text-box>
        </draw:frame>
        <draw:frame draw:style-name="gr159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60" draw:text-style-name="P43" draw:layer="layout" svg:width="2.992cm" svg:height="0.711cm" svg:x="8.478cm" svg:y="12.344cm">
          <draw:text-box>
            <text:p><text:span text:style-name="T34">Eks. Småkunder</text:span></text:p>
          </draw:text-box>
        </draw:frame>
        <draw:frame draw:style-name="gr161" draw:text-style-name="P43" draw:layer="layout" svg:width="2.923cm" svg:height="0.711cm" svg:x="8.478cm" svg:y="13.216cm">
          <draw:text-box>
            <text:p><text:span text:style-name="T34">Eks. Storkunder</text:span></text:p>
          </draw:text-box>
        </draw:frame>
        <draw:custom-shape draw:style-name="gr152" draw:text-style-name="P9" draw:layer="layout" svg:width="0.75cm" svg:height="0.501cm" svg:x="3.209cm" svg:y="17.4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56cm" svg:y="18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1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8cm" svg:y1="18.084cm" svg:x2="8.207cm" svg:y2="18.084cm">
          <text:p/>
        </draw:line>
        <draw:frame draw:style-name="gr157" draw:text-style-name="P43" draw:layer="layout" svg:width="2.53cm" svg:height="0.711cm" svg:x="2.524cm" svg:y="16.705cm">
          <draw:text-box>
            <text:p><text:span text:style-name="T34">Selvsortering</text:span></text:p>
          </draw:text-box>
        </draw:frame>
        <draw:frame draw:style-name="gr162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1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3" draw:text-style-name="P3" draw:layer="layout" svg:x1="14.385cm" svg:y1="26.305cm" svg:x2="19.659cm" svg:y2="26.373cm">
          <text:p/>
        </draw:line>
        <draw:line draw:style-name="gr114" draw:text-style-name="P3" draw:layer="layout" svg:x1="14.361cm" svg:y1="26.375cm" svg:x2="14.31cm" svg:y2="22.282cm">
          <text:p/>
        </draw:line>
        <draw:frame draw:style-name="gr135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61cm" svg:y2="26.372cm">
          <text:p/>
        </draw:line>
        <draw:line draw:style-name="gr117" draw:text-style-name="P3" draw:layer="layout" svg:x1="2.669cm" svg:y1="24.045cm" svg:x2="15.897cm" svg:y2="23.9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18" draw:text-style-name="P3" draw:layer="layout" svg:x1="15.884cm" svg:y1="26.502cm" svg:x2="15.884cm" svg:y2="23.827cm">
          <text:p/>
        </draw:line>
        <draw:frame draw:style-name="gr14" draw:text-style-name="P9" draw:layer="layout" svg:width="0.367cm" svg:height="0.297cm" svg:x="19.831cm" svg:y="26.03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514cm" svg:height="0.336cm" svg:x="13.649cm" svg:y="23.722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2" draw:text-style-name="P3" draw:layer="layout" svg:x1="14.24cm" svg:y1="22.725cm" svg:x2="19.151cm" svg:y2="26.503cm">
          <text:p/>
        </draw:line>
        <draw:frame draw:style-name="gr14" draw:text-style-name="P2" draw:layer="layout" svg:width="0.514cm" svg:height="0.336cm" svg:x="13.649cm" svg:y="23.723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2" draw:layer="layout" svg:width="0.539cm" svg:height="0.336cm" svg:x="15.683cm" svg:y="26.633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34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4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4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line draw:style-name="gr113" draw:text-style-name="P3" draw:layer="layout" svg:x1="8.141cm" svg:y1="26.305cm" svg:x2="13.415cm" svg:y2="26.373cm">
          <text:p/>
        </draw:line>
        <draw:line draw:style-name="gr114" draw:text-style-name="P3" draw:layer="layout" svg:x1="8.116cm" svg:y1="26.375cm" svg:x2="8.065cm" svg:y2="22.282cm">
          <text:p/>
        </draw:line>
        <draw:frame draw:style-name="gr135" draw:text-style-name="P20" draw:layer="layout" svg:width="0.729cm" svg:height="1.726cm" svg:x="7.396cm" svg:y="22.637cm">
          <draw:text-box>
            <text:p/>
          </draw:text-box>
        </draw:frame>
        <draw:line draw:style-name="gr2" draw:text-style-name="P3" draw:layer="layout" svg:x1="7.996cm" svg:y1="22.75cm" svg:x2="10.366cm" svg:y2="26.372cm">
          <text:p/>
        </draw:line>
        <draw:line draw:style-name="gr2" draw:text-style-name="P3" draw:layer="layout" svg:x1="8.106cm" svg:y1="25.322cm" svg:x2="13.27cm" svg:y2="25.322cm">
          <text:p/>
        </draw:line>
        <draw:line draw:style-name="gr118" draw:text-style-name="P3" draw:layer="layout" svg:x1="9.64cm" svg:y1="26.502cm" svg:x2="9.64cm" svg:y2="23.827cm">
          <text:p/>
        </draw:line>
        <draw:frame draw:style-name="gr14" draw:text-style-name="P9" draw:layer="layout" svg:width="0.367cm" svg:height="0.297cm" svg:x="13.587cm" svg:y="26.037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0.341cm" svg:height="0.297cm" svg:x="7.818cm" svg:y="21.8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" draw:text-style-name="P9" draw:layer="layout" svg:width="0.514cm" svg:height="0.336cm" svg:x="7.405cm" svg:y="23.722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2" draw:text-style-name="P3" draw:layer="layout" svg:x1="7.996cm" svg:y1="22.725cm" svg:x2="12.907cm" svg:y2="26.503cm">
          <text:p/>
        </draw:line>
        <draw:frame draw:style-name="gr14" draw:text-style-name="P2" draw:layer="layout" svg:width="0.62cm" svg:height="0.336cm" svg:x="7.405cm" svg:y="23.72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14" draw:text-style-name="P2" draw:layer="layout" svg:width="0.645cm" svg:height="0.336cm" svg:x="9.438cm" svg:y="26.63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34" draw:text-style-name="P46" draw:layer="layout" svg:width="2.1cm" svg:height="1.04cm" svg:x="9.984cm" svg:y="25.631cm">
          <draw:text-box>
            <text:p><text:span text:style-name="T39">GI</text:span></text:p>
          </draw:text-box>
        </draw:frame>
        <draw:frame draw:style-name="gr134" draw:text-style-name="P46" draw:layer="layout" svg:width="2.1cm" svg:height="1.04cm" svg:x="12.017cm" svg:y="25.485cm">
          <draw:text-box>
            <text:p><text:span text:style-name="T39">E=MBV</text:span></text:p>
          </draw:text-box>
        </draw:frame>
        <draw:line draw:style-name="gr113" draw:text-style-name="P3" draw:layer="layout" svg:x1="2.042cm" svg:y1="26.305cm" svg:x2="7.316cm" svg:y2="26.373cm">
          <text:p/>
        </draw:line>
        <draw:line draw:style-name="gr114" draw:text-style-name="P3" draw:layer="layout" svg:x1="2.017cm" svg:y1="26.375cm" svg:x2="1.966cm" svg:y2="22.282cm">
          <text:p/>
        </draw:line>
        <draw:frame draw:style-name="gr135" draw:text-style-name="P20" draw:layer="layout" svg:width="0.729cm" svg:height="1.726cm" svg:x="1.297cm" svg:y="22.637cm">
          <draw:text-box>
            <text:p/>
          </draw:text-box>
        </draw:frame>
        <draw:line draw:style-name="gr2" draw:text-style-name="P3" draw:layer="layout" svg:x1="1.896cm" svg:y1="22.75cm" svg:x2="4.266cm" svg:y2="26.372cm">
          <text:p/>
        </draw:line>
        <draw:line draw:style-name="gr2" draw:text-style-name="P3" draw:layer="layout" svg:x1="2.007cm" svg:y1="25.322cm" svg:x2="7.171cm" svg:y2="25.322cm">
          <text:p/>
        </draw:line>
        <draw:line draw:style-name="gr118" draw:text-style-name="P3" draw:layer="layout" svg:x1="3.54cm" svg:y1="26.502cm" svg:x2="3.54cm" svg:y2="23.827cm">
          <text:p/>
        </draw:line>
        <draw:frame draw:style-name="gr14" draw:text-style-name="P9" draw:layer="layout" svg:width="0.367cm" svg:height="0.297cm" svg:x="7.488cm" svg:y="26.0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14" draw:text-style-name="P9" draw:layer="layout" svg:width="0.341cm" svg:height="0.297cm" svg:x="1.718cm" svg:y="21.856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9" draw:layer="layout" svg:width="0.514cm" svg:height="0.336cm" svg:x="1.306cm" svg:y="23.722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line draw:style-name="gr2" draw:text-style-name="P3" draw:layer="layout" svg:x1="1.896cm" svg:y1="22.725cm" svg:x2="6.807cm" svg:y2="26.503cm">
          <text:p/>
        </draw:line>
        <draw:frame draw:style-name="gr14" draw:text-style-name="P2" draw:layer="layout" svg:width="0.617cm" svg:height="0.336cm" svg:x="1.306cm" svg:y="23.72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2" draw:layer="layout" svg:width="0.642cm" svg:height="0.336cm" svg:x="3.339cm" svg:y="26.63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34" draw:text-style-name="P46" draw:layer="layout" svg:width="2.1cm" svg:height="1.04cm" svg:x="3.885cm" svg:y="25.631cm">
          <draw:text-box>
            <text:p><text:span text:style-name="T39">GI</text:span></text:p>
          </draw:text-box>
        </draw:frame>
        <draw:frame draw:style-name="gr134" draw:text-style-name="P46" draw:layer="layout" svg:width="2.1cm" svg:height="1.04cm" svg:x="5.918cm" svg:y="25.485cm">
          <draw:text-box>
            <text:p><text:span text:style-name="T39">E=MBV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0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064cm" svg:x2="20.589cm" svg:y2="8.164cm">
          <text:p/>
        </draw:line>
        <draw:line draw:style-name="gr109" draw:text-style-name="P3" draw:layer="layout" svg:x1="1.001cm" svg:y1="17.091cm" svg:x2="20.591cm" svg:y2="17.091cm">
          <text:p/>
        </draw:line>
        <draw:frame draw:style-name="gr163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4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5" draw:text-style-name="P47" draw:layer="layout" svg:width="4.67cm" svg:height="1.054cm" svg:x="1.81cm" svg:y="7.166cm">
          <draw:text-box>
            <text:p><text:span text:style-name="T13">Markedsmakt</text:span></text:p>
          </draw:text-box>
        </draw:frame>
        <draw:frame draw:style-name="gr166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67" draw:text-style-name="P47" draw:layer="layout" svg:width="2.505cm" svg:height="1.054cm" svg:x="16.301cm" svg:y="7.168cm">
          <draw:text-box>
            <text:p><text:span text:style-name="T13">Andre</text:span></text:p>
          </draw:text-box>
        </draw:frame>
        <draw:frame draw:style-name="gr14" draw:text-style-name="P9" draw:layer="layout" svg:width="0.497cm" svg:height="0.47cm" svg:x="17.427cm" svg:y="2.05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custom-shape draw:style-name="gr131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32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custom-shape draw:style-name="gr131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113" draw:text-style-name="P3" draw:layer="layout" svg:x1="8.95cm" svg:y1="13.929cm" svg:x2="13.899cm" svg:y2="13.972cm">
          <text:p/>
        </draw:line>
        <draw:line draw:style-name="gr114" draw:text-style-name="P3" draw:layer="layout" svg:x1="8.972cm" svg:y1="13.958cm" svg:x2="8.972cm" svg:y2="11.593cm">
          <text:p/>
        </draw:line>
        <draw:frame draw:style-name="gr168" draw:text-style-name="P48" draw:layer="layout" svg:width="1.971cm" svg:height="0.498cm" svg:x="11.674cm" svg:y="11.458cm">
          <draw:text-box>
            <text:p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18" draw:text-style-name="P3" draw:layer="layout" svg:x1="10.281cm" svg:y1="13.957cm" svg:x2="10.265cm" svg:y2="12.703cm">
          <text:p/>
        </draw:line>
        <draw:line draw:style-name="gr117" draw:text-style-name="P3" draw:layer="layout" svg:x1="8.972cm" svg:y1="12.752cm" svg:x2="10.169cm" svg:y2="12.759cm">
          <text:p/>
        </draw:line>
        <draw:custom-shape draw:style-name="gr136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</text:list-item>
              <text:list-item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0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custom-shape draw:style-name="gr171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73" draw:text-style-name="P48" draw:layer="layout" svg:width="2.303cm" svg:height="0.499cm" svg:x="11.838cm" svg:y="13.402cm">
          <draw:text-box>
            <text:p><text:span text:style-name="T40">E=MBV</text:span></text:p>
          </draw:text-box>
        </draw:frame>
        <draw:frame draw:style-name="gr174" draw:text-style-name="P43" draw:layer="layout" svg:width="3.52cm" svg:height="0.711cm" svg:x="8.719cm" svg:y="17.067cm">
          <draw:text-box>
            <text:p><text:span text:style-name="T34">Avgifter og subsidier</text:span></text:p>
          </draw:text-box>
        </draw:frame>
        <draw:custom-shape draw:style-name="gr171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5" draw:text-style-name="P48" draw:layer="layout" svg:width="1.972cm" svg:height="0.498cm" svg:x="10.674cm" svg:y="11.233cm">
          <draw:text-box>
            <text:p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13" draw:text-style-name="P3" draw:layer="layout" svg:x1="8.936cm" svg:y1="20.871cm" svg:x2="13.888cm" svg:y2="20.921cm">
          <text:p/>
        </draw:line>
        <draw:line draw:style-name="gr114" draw:text-style-name="P3" draw:layer="layout" svg:x1="8.958cm" svg:y1="20.904cm" svg:x2="8.958cm" svg:y2="18.179cm">
          <text:p/>
        </draw:line>
        <draw:frame draw:style-name="gr176" draw:text-style-name="P48" draw:layer="layout" svg:width="1.972cm" svg:height="0.574cm" svg:x="11.662cm" svg:y="18.024cm">
          <draw:text-box>
            <text:p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18" draw:text-style-name="P3" draw:layer="layout" svg:x1="10.269cm" svg:y1="20.903cm" svg:x2="10.253cm" svg:y2="19.458cm">
          <text:p/>
        </draw:line>
        <draw:line draw:style-name="gr117" draw:text-style-name="P3" draw:layer="layout" svg:x1="8.957cm" svg:y1="19.146cm" svg:x2="9.753cm" svg:y2="19.149cm">
          <text:p/>
        </draw:line>
        <draw:custom-shape draw:style-name="gr136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77" draw:text-style-name="P48" draw:layer="layout" svg:width="2.305cm" svg:height="0.574cm" svg:x="11.826cm" svg:y="20.264cm">
          <draw:text-box>
            <text:p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78" draw:text-style-name="P48" draw:layer="layout" svg:width="1.971cm" svg:height="0.883cm" svg:x="10.66cm" svg:y="17.634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4" draw:text-style-name="P9" draw:layer="layout" svg:width="0.697cm" svg:height="0.263cm" svg:x="9.474cm" svg:y="21.088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line draw:style-name="gr113" draw:text-style-name="P3" draw:layer="layout" svg:x1="8.936cm" svg:y1="25.402cm" svg:x2="13.888cm" svg:y2="25.452cm">
          <text:p/>
        </draw:line>
        <draw:line draw:style-name="gr114" draw:text-style-name="P3" draw:layer="layout" svg:x1="8.958cm" svg:y1="25.435cm" svg:x2="8.958cm" svg:y2="22.71cm">
          <text:p/>
        </draw:line>
        <draw:frame draw:style-name="gr176" draw:text-style-name="P48" draw:layer="layout" svg:width="1.972cm" svg:height="0.574cm" svg:x="11.662cm" svg:y="22.555cm">
          <draw:text-box>
            <text:p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17" draw:text-style-name="P3" draw:layer="layout" svg:x1="8.957cm" svg:y1="23.677cm" svg:x2="9.753cm" svg:y2="23.68cm">
          <text:p/>
        </draw:line>
        <draw:custom-shape draw:style-name="gr136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77" draw:text-style-name="P48" draw:layer="layout" svg:width="2.305cm" svg:height="0.574cm" svg:x="11.826cm" svg:y="24.795cm">
          <draw:text-box>
            <text:p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78" draw:text-style-name="P48" draw:layer="layout" svg:width="1.971cm" svg:height="0.883cm" svg:x="10.66cm" svg:y="22.165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9" draw:text-style-name="P3" draw:layer="layout" svg:x1="9.772cm" svg:y1="25.435cm" svg:x2="9.75cm" svg:y2="22.75cm">
          <text:p/>
        </draw:line>
        <draw:frame draw:style-name="gr14" draw:text-style-name="P9" draw:layer="layout" svg:width="0.334cm" svg:height="0.171cm" svg:x="8.451cm" svg:y="23.511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18" xlink:type="simple" xlink:show="embed" xlink:actuate="onLoad">
            <loext:p/>
          </draw:object>
          <draw:image xlink:href="./ObjectReplacements/Object 518" xlink:type="simple" xlink:show="embed" xlink:actuate="onLoad"/>
        </draw:frame>
        <draw:frame draw:style-name="gr14" draw:text-style-name="P9" draw:layer="layout" svg:width="0.696cm" svg:height="0.263cm" svg:x="9.475cm" svg:y="25.689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74" draw:text-style-name="P43" draw:layer="layout" svg:width="3.52cm" svg:height="0.711cm" svg:x="8.719cm" svg:y="21.468cm">
          <draw:text-box>
            <text:p><text:span text:style-name="T34">Direkte reguleringer</text:span></text:p>
          </draw:text-box>
        </draw:frame>
        <draw:frame draw:style-name="gr178" draw:text-style-name="P48" draw:layer="layout" svg:width="1.971cm" svg:height="0.883cm" svg:x="9.261cm" svg:y="22.166cm">
          <draw:text-box>
            <text:p><text:span text:style-name="T40">REG</text:span></text:p>
          </draw:text-box>
        </draw:frame>
        <draw:line draw:style-name="gr113" draw:text-style-name="P3" draw:layer="layout" svg:x1="3.028cm" svg:y1="14.061cm" svg:x2="7.046cm" svg:y2="14.061cm">
          <text:p/>
        </draw:line>
        <draw:line draw:style-name="gr114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0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18" draw:text-style-name="P3" draw:layer="layout" svg:x1="3.961cm" svg:y1="14.059cm" svg:x2="3.961cm" svg:y2="12.131cm">
          <text:p/>
        </draw:line>
        <draw:line draw:style-name="gr117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81" draw:text-style-name="P40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82" draw:text-style-name="P40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83" draw:text-style-name="P40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17" draw:text-style-name="P3" draw:layer="layout" svg:x1="3.028cm" svg:y1="12.666cm" svg:x2="4.032cm" svg:y2="12.666cm">
          <text:p/>
        </draw:line>
        <draw:frame draw:style-name="gr184" draw:text-style-name="P50" draw:layer="layout" svg:width="2.852cm" svg:height="1.076cm" svg:x="5.248cm" svg:y="12.126cm">
          <draw:text-box>
            <text:p><text:span text:style-name="T35">Samfunnsøkonomisk </text:span></text:p>
            <text:p><text:span text:style-name="T35">(dødvekts) tap</text:span></text:p>
          </draw:text-box>
        </draw:frame>
        <draw:line draw:style-name="gr128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line draw:style-name="gr117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8T14:14:19.816931620</dc:date>
    <meta:editing-duration>P1DT10H11M53S</meta:editing-duration>
    <meta:editing-cycles>301</meta:editing-cycles>
    <meta:generator>LibreOffice/7.4.1.2$Linux_X86_64 LibreOffice_project/40$Build-2</meta:generator>
    <meta:document-statistic meta:object-count="164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3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44/content.xml><?xml version="1.0" encoding="utf-8"?>
<math xmlns="http://www.w3.org/1998/Math/MathML" display="block">
  <semantics>
    <mi>X</mi>
    <annotation encoding="StarMath 5.0">X</annotation>
  </semantics>
</math>
</file>

<file path=Object 445/content.xml><?xml version="1.0" encoding="utf-8"?>
<math xmlns="http://www.w3.org/1998/Math/MathML" display="block">
  <semantics>
    <mi>P</mi>
    <annotation encoding="StarMath 5.0">P</annotation>
  </semantics>
</math>
</file>

<file path=Object 44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7/content.xml><?xml version="1.0" encoding="utf-8"?>
<math xmlns="http://www.w3.org/1998/Math/MathML" display="block">
  <semantics>
    <msub>
      <mi>P</mi>
      <mrow>
        <mi>M</mi>
        <mn>2</mn>
      </mrow>
    </msub>
    <annotation encoding="StarMath 5.0">P_M2</annotation>
  </semantics>
</math>
</file>

<file path=Object 448/content.xml><?xml version="1.0" encoding="utf-8"?>
<math xmlns="http://www.w3.org/1998/Math/MathML" display="block">
  <semantics>
    <msub>
      <mi>X</mi>
      <mrow>
        <mi>M</mi>
        <mn>2</mn>
      </mrow>
    </msub>
    <annotation encoding="StarMath 5.0">X_M2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8/content.xml><?xml version="1.0" encoding="utf-8"?>
<math xmlns="http://www.w3.org/1998/Math/MathML" display="block">
  <semantics>
    <msub>
      <mi>P</mi>
      <mrow>
        <mi>M</mi>
        <mn>1</mn>
      </mrow>
    </msub>
    <annotation encoding="StarMath 5.0">P_M1</annotation>
  </semantics>
</math>
</file>

<file path=Object 489/content.xml><?xml version="1.0" encoding="utf-8"?>
<math xmlns="http://www.w3.org/1998/Math/MathML" display="block">
  <semantics>
    <msub>
      <mi>X</mi>
      <mrow>
        <mi>M</mi>
        <mn>1</mn>
      </mrow>
    </msub>
    <annotation encoding="StarMath 5.0">X_M1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P</mi>
    <annotation encoding="StarMath 5.0">P</annotation>
  </semantics>
</math>
</file>

<file path=Object 491/content.xml><?xml version="1.0" encoding="utf-8"?>
<math xmlns="http://www.w3.org/1998/Math/MathML" display="block">
  <semantics>
    <mi>X</mi>
    <annotation encoding="StarMath 5.0">X</annotation>
  </semantics>
</math>
</file>

<file path=Object 49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newline
Maks SO mhp. X newline
P-C_v'(x)+B'(X)-P=0 newline
C_v'(x)=B'(X) newline
MBV=GK+ME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P</mi>
    <annotation encoding="StarMath 5.0">P</annotation>
  </semantics>
</math>
</file>

<file path=Object 498/content.xml><?xml version="1.0" encoding="utf-8"?>
<math xmlns="http://www.w3.org/1998/Math/MathML" display="block">
  <semantics>
    <mi>X</mi>
    <annotation encoding="StarMath 5.0">X</annotation>
  </semantics>
</math>
</file>

<file path=Object 49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i>P</mi>
    <annotation encoding="StarMath 5.0">P</annotation>
  </semantics>
</math>
</file>

<file path=Object 501/content.xml><?xml version="1.0" encoding="utf-8"?>
<math xmlns="http://www.w3.org/1998/Math/MathML" display="block">
  <semantics>
    <mi>S</mi>
    <annotation encoding="StarMath 5.0">S</annotation>
  </semantics>
</math>
</file>

<file path=Object 502/content.xml><?xml version="1.0" encoding="utf-8"?>
<math xmlns="http://www.w3.org/1998/Math/MathML" display="block">
  <semantics>
    <mi>E</mi>
    <annotation encoding="StarMath 5.0">E</annotation>
  </semantics>
</math>
</file>

<file path=Object 503/content.xml><?xml version="1.0" encoding="utf-8"?>
<math xmlns="http://www.w3.org/1998/Math/MathML" display="block"/>
</file>

<file path=Object 504/content.xml><?xml version="1.0" encoding="utf-8"?>
<math xmlns="http://www.w3.org/1998/Math/MathML" display="block"/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i>X</mi>
    <annotation encoding="StarMath 5.0">X</annotation>
  </semantics>
</math>
</file>

<file path=Object 509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X</mi>
      <mrow>
        <mi mathvariant="italic">FK</mi>
        <mi>,</mi>
        <mi mathvariant="italic">AVG</mi>
      </mrow>
    </msub>
    <annotation encoding="StarMath 5.0">X_{FK,AVG}</annotation>
  </semantics>
</math>
</file>

<file path=Object 511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2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3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14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5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6/content.xml><?xml version="1.0" encoding="utf-8"?>
<math xmlns="http://www.w3.org/1998/Math/MathML" display="block">
  <semantics>
    <mi>X</mi>
    <annotation encoding="StarMath 5.0">X</annotation>
  </semantics>
</math>
</file>

<file path=Object 517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8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9/content.xml><?xml version="1.0" encoding="utf-8"?>
<math xmlns="http://www.w3.org/1998/Math/MathML" display="block">
  <semantics>
    <msub>
      <mi>X</mi>
      <mrow>
        <mi mathvariant="italic">FK</mi>
        <mi>,</mi>
        <mi mathvariant="italic">REG</mi>
      </mrow>
    </msub>
    <annotation encoding="StarMath 5.0">X_{FK,REG}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i>X</mi>
    <annotation encoding="StarMath 5.0">X</annotation>
  </semantics>
</math>
</file>

<file path=Object 521/content.xml><?xml version="1.0" encoding="utf-8"?>
<math xmlns="http://www.w3.org/1998/Math/MathML" display="block">
  <semantics>
    <mi>P</mi>
    <annotation encoding="StarMath 5.0">P</annotation>
  </semantics>
</math>
</file>

<file path=Object 52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3/content.xml><?xml version="1.0" encoding="utf-8"?>
<math xmlns="http://www.w3.org/1998/Math/MathML" display="block">
  <semantics>
    <mi mathvariant="italic">PO</mi>
    <annotation encoding="StarMath 5.0">PO</annotation>
  </semantics>
</math>
</file>

<file path=Object 524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5/content.xml><?xml version="1.0" encoding="utf-8"?>
<math xmlns="http://www.w3.org/1998/Math/MathML" display="block">
  <semantics>
    <mi mathvariant="italic">PO</mi>
    <annotation encoding="StarMath 5.0">PO</annotation>
  </semantics>
</math>
</file>

<file path=Object 526/content.xml><?xml version="1.0" encoding="utf-8"?>
<math xmlns="http://www.w3.org/1998/Math/MathML" display="block">
  <semantics>
    <mi mathvariant="italic">KO</mi>
    <annotation encoding="StarMath 5.0">KO</annotation>
  </semantics>
</math>
</file>

<file path=Object 527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28/content.xml><?xml version="1.0" encoding="utf-8"?>
<math xmlns="http://www.w3.org/1998/Math/MathML" display="block">
  <semantics>
    <mi>P</mi>
    <annotation encoding="StarMath 5.0">P</annotation>
  </semantics>
</math>
</file>

<file path=Object 529/content.xml><?xml version="1.0" encoding="utf-8"?>
<math xmlns="http://www.w3.org/1998/Math/MathML" display="block">
  <semantics>
    <mi>X</mi>
    <annotation encoding="StarMath 5.0">X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1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32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33/content.xml><?xml version="1.0" encoding="utf-8"?>
<math xmlns="http://www.w3.org/1998/Math/MathML" display="block">
  <semantics>
    <mi>S</mi>
    <annotation encoding="StarMath 5.0">S</annotation>
  </semantics>
</math>
</file>

<file path=Object 534/content.xml><?xml version="1.0" encoding="utf-8"?>
<math xmlns="http://www.w3.org/1998/Math/MathML" display="block">
  <semantics>
    <mi>E</mi>
    <annotation encoding="StarMath 5.0">E</annotation>
  </semantics>
</math>
</file>

<file path=Object 535/content.xml><?xml version="1.0" encoding="utf-8"?>
<math xmlns="http://www.w3.org/1998/Math/MathML" display="block"/>
</file>

<file path=Object 536/content.xml><?xml version="1.0" encoding="utf-8"?>
<math xmlns="http://www.w3.org/1998/Math/MathML" display="block">
  <semantics>
    <mi>P</mi>
    <annotation encoding="StarMath 5.0">P</annotation>
  </semantics>
</math>
</file>

<file path=Object 537/content.xml><?xml version="1.0" encoding="utf-8"?>
<math xmlns="http://www.w3.org/1998/Math/MathML" display="block">
  <semantics>
    <mi>X</mi>
    <annotation encoding="StarMath 5.0">X</annotation>
  </semantics>
</math>
</file>

<file path=Object 53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9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>S</mi>
    <annotation encoding="StarMath 5.0">S</annotation>
  </semantics>
</math>
</file>

<file path=Object 541/content.xml><?xml version="1.0" encoding="utf-8"?>
<math xmlns="http://www.w3.org/1998/Math/MathML" display="block">
  <semantics>
    <mi>E</mi>
    <annotation encoding="StarMath 5.0">E</annotation>
  </semantics>
</math>
</file>

<file path=Object 542/content.xml><?xml version="1.0" encoding="utf-8"?>
<math xmlns="http://www.w3.org/1998/Math/MathML" display="block">
  <semantics>
    <mi>X</mi>
    <annotation encoding="StarMath 5.0">X</annotation>
  </semantics>
</math>
</file>

<file path=Object 543/content.xml><?xml version="1.0" encoding="utf-8"?>
<math xmlns="http://www.w3.org/1998/Math/MathML" display="block">
  <semantics>
    <mi>P</mi>
    <annotation encoding="StarMath 5.0">P</annotation>
  </semantics>
</math>
</file>

<file path=Object 5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545/content.xml><?xml version="1.0" encoding="utf-8"?>
<math xmlns="http://www.w3.org/1998/Math/MathML" display="block">
  <semantics>
    <mi>X</mi>
    <annotation encoding="StarMath 5.0">X</annotation>
  </semantics>
</math>
</file>

<file path=Object 546/content.xml><?xml version="1.0" encoding="utf-8"?>
<math xmlns="http://www.w3.org/1998/Math/MathML" display="block">
  <semantics>
    <mi>P</mi>
    <annotation encoding="StarMath 5.0">P</annotation>
  </semantics>
</math>
</file>

<file path=Object 547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548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549/content.xml><?xml version="1.0" encoding="utf-8"?>
<math xmlns="http://www.w3.org/1998/Math/MathML" display="block">
  <semantics>
    <mn>1</mn>
    <annotation encoding="StarMath 5.0">1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